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198cm" fo:margin-bottom="0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mulator" draw:style-name="dp1" draw:master-page-name="Default" presentation:presentation-page-layout-name="AL1T11">
        <draw:frame draw:name="タイトル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先週やったこと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NV</text:span><text:span text:style-name="T3">、</text:span><text:span text:style-name="T3">SQRT</text:span><text:span text:style-name="T3">の直線補間のためのテーブルを模索</text:span></text:p>
                  </text:list-item>
                </text:list>
              </text:list-item>
              <text:list-item>
                <text:p text:style-name="P3"><text:span text:style-name="T2">今週やること</text:span></text:p>
                <text:list>
                  <text:list-item>
                    <text:p text:style-name="P4"><text:span text:style-name="T3">引き続きテーブルの作成、修正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24pt" fo:language="en" fo:country="US" style:font-family-asian="'Droid Sans Fallback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ja" fo:country="JP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ja" style:country-asian="JP" style:font-style-asian="normal" style:font-weight-asian="normal" style:font-family-complex="FreeSans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ja" fo:country="JP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ja" style:country-asian="JP" style:font-style-asian="normal" style:font-weight-asian="normal" style:font-family-complex="FreeSans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Default" style:page-layout-name="PM1" draw:style-name="Mdp1">
      <draw:frame draw:name="タイトル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text:span text:style-name="MT2">マスタ タイトルの書式設定</text:span></text:p>
        </draw:text-box>
      </draw:frame>
      <draw:frame draw:name="コンテンツ プレースホルダ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  <text:list>
                                        <text:list-item>
                                          <text:p text:style-name="MP5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3">Ninth Outline Level</text:span><text:span text:style-name="MT3">マスタ テキストの書式設定</text:span></text:p>
          <text:p text:style-name="MP7"><text:span text:style-name="MT3">第 </text:span><text:span text:style-name="MT3">2 </text:span><text:span text:style-name="MT3">レベル</text:span></text:p>
          <text:p text:style-name="MP7"><text:span text:style-name="MT3">第 </text:span><text:span text:style-name="MT3">3 </text:span><text:span text:style-name="MT3">レベル</text:span></text:p>
          <text:p text:style-name="MP7"><text:span text:style-name="MT3">第 </text:span><text:span text:style-name="MT3">4 </text:span><text:span text:style-name="MT3">レベル</text:span></text:p>
          <text:p text:style-name="MP7"><text:span text:style-name="MT3">第 </text:span><text:span text:style-name="MT3">5 </text:span><text:span text:style-name="MT3">レベル</text:span></text:p>
        </draw:text-box>
      </draw:frame>
      <draw:frame draw:name="日付プレースホルダ 3" presentation:style-name="Mpr3" draw:text-style-name="MP9" draw:layer="backgroundobjects" svg:width="0.001cm" svg:height="0.001cm" svg:x="0cm" svg:y="0cm" presentation:class="date-time">
        <draw:text-box>
          <text:p text:style-name="MP8"><text:span text:style-name="MT3"><text:date style:data-style-name="D1" text:date-value="2012-11-27">11/27/12</text:date></text:span></text:p>
        </draw:text-box>
      </draw:frame>
      <draw:frame draw:name="フッター プレースホルダ 4" presentation:style-name="Mpr3" draw:text-style-name="MP9" draw:layer="backgroundobjects" svg:width="0.001cm" svg:height="0.001cm" svg:x="0cm" svg:y="0cm" presentation:class="footer">
        <draw:text-box>
          <text:p/>
        </draw:text-box>
      </draw:frame>
      <draw:frame draw:name="スライド番号プレースホルダ 5" presentation:style-name="Mpr3" draw:text-style-name="MP9" draw:layer="backgroundobjects" svg:width="0.001cm" svg:height="0.001cm" svg:x="0cm" svg:y="0cm" presentation:class="page-number">
        <draw:text-box>
          <text:p text:style-name="MP8"><text:span text:style-name="MT3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date>2012-11-27T10:51:25</dc:date>
    <dc:creator>chro96 </dc:creator>
    <meta:document-statistic meta:object-count="25"/>
  </office:meta>
</office:document-meta>
</file>